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3.948cm"/>
    </style:style>
    <style:style style:name="co10" style:family="table-column">
      <style:table-column-properties fo:break-before="auto" style:column-width="4.2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ackground-color="#99ff33" fo:border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ackground-color="#ff0000" fo:border="0.06pt solid #000000"/>
    </style:style>
    <style:style style:name="ce10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11" style:family="table-cell" style:parent-style-name="Default">
      <style:table-cell-properties fo:border-bottom="none" fo:background-color="#ff6666" fo:border-left="none" fo:border-right="none" fo:border-top="0.06pt solid #000000"/>
    </style:style>
    <style:style style:name="ce12" style:family="table-cell" style:parent-style-name="Default">
      <style:table-cell-properties fo:background-color="#ff6666"/>
    </style:style>
    <style:style style:name="ce13" style:family="table-cell" style:parent-style-name="Default">
      <style:table-cell-properties fo:border-bottom="0.06pt solid #000000" fo:background-color="#ff6666" fo:border-left="none" fo:border-right="none" fo:border-top="none"/>
    </style:style>
    <style:style style:name="ce14" style:family="table-cell" style:parent-style-name="Default">
      <style:table-cell-properties fo:border-bottom="0.06pt solid #000000" fo:background-color="#99ff33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fo:background-color="#6666ff" fo:border-left="none" fo:border-right="none" fo:border-top="0.06pt solid #000000"/>
      <style:text-properties fo:color="#ffff00"/>
    </style:style>
    <style:style style:name="ce18" style:family="table-cell" style:parent-style-name="Default">
      <style:table-cell-properties fo:border-bottom="0.06pt solid #000000" fo:background-color="#6666ff" fo:border-left="none" fo:border-right="0.06pt solid #000000" fo:border-top="0.06pt solid #000000"/>
      <style:text-properties fo:color="#ffff00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6666ff" fo:border-left="0.06pt solid #000000" fo:border-right="0.06pt solid #000000" fo:border-top="0.06pt solid #000000"/>
      <style:text-properties fo:color="#ffff66"/>
    </style:style>
  </office:automatic-styles>
  <office:body>
    <office:spreadsheet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Pistas:</text:p>
          </table:table-cell>
          <table:table-cell table:style-name="ce5" office:value-type="string" calcext:value-type="string">
            <text:p>Comprimento (m)</text:p>
          </table:table-cell>
          <table:table-cell table:style-name="ce9" office:value-type="string" calcext:value-type="string">
            <text:p>Nº de retas</text:p>
          </table:table-cell>
          <table:table-cell table:style-name="ce5" office:value-type="string" calcext:value-type="string">
            <text:p>Comprimento de Retas (m)</text:p>
          </table:table-cell>
          <table:table-cell table:style-name="ce10" office:value-type="string" calcext:value-type="string">
            <text:p>Nº de curvas</text:p>
          </table:table-cell>
          <table:table-cell table:style-name="ce14" office:value-type="string" calcext:value-type="string">
            <text:p>Comprimento de Curvas (m)</text:p>
          </table:table-cell>
          <table:table-cell table:style-name="ce17" office:value-type="string" calcext:value-type="string">
            <text:p>Métrica 1 (% de retas)</text:p>
          </table:table-cell>
          <table:table-cell table:style-name="ce17" office:value-type="string" calcext:value-type="string">
            <text:p>Métrica 2 (Ref. artigo)</text:p>
          </table:table-cell>
          <table:table-cell table:style-name="ce17" office:value-type="string" calcext:value-type="string">
            <text:p>Métrica 3 (Som. Inv Raios)</text:p>
          </table:table-cell>
          <table:table-cell table:style-name="ce18" office:value-type="string" calcext:value-type="string">
            <text:p>Métrica 4 (S. Inv Rd * total pista)</text:p>
          </table:table-cell>
          <table:table-cell table:style-name="ce22" office:value-type="string" calcext:value-type="string">
            <text:p>Métrica 5 (Curvas Seguidas)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D-Speedway</text:p>
          </table:table-cell>
          <table:table-cell table:style-name="ce6" office:value-type="float" office:value="3427.431" calcext:value-type="float">
            <text:p>3427,43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00" calcext:value-type="float">
            <text:p>600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2827.431" calcext:value-type="float">
            <text:p>2827,431</text:p>
          </table:table-cell>
          <table:table-cell table:style-name="ce15" office:value-type="float" office:value="0.1750582" calcext:value-type="float">
            <text:p>0,1750582</text:p>
          </table:table-cell>
          <table:table-cell table:style-name="ce15" office:value-type="float" office:value="52.2580645" calcext:value-type="float">
            <text:p>52,2580645</text:p>
          </table:table-cell>
          <table:table-cell table:style-name="ce15" office:value-type="float" office:value="3100" calcext:value-type="float">
            <text:p>3100</text:p>
          </table:table-cell>
          <table:table-cell table:style-name="ce19" office:value-type="float" office:value="21700" calcext:value-type="float">
            <text:p>2170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" office:value-type="string" calcext:value-type="string">
            <text:p>Forza</text:p>
          </table:table-cell>
          <table:table-cell table:style-name="ce7" office:value-type="float" office:value="5922.24820674" calcext:value-type="float">
            <text:p>5922,24820674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009" calcext:value-type="float">
            <text:p>4009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913.248207" calcext:value-type="float">
            <text:p>1913,248207</text:p>
          </table:table-cell>
          <table:table-cell office:value-type="float" office:value="0.6769388685" calcext:value-type="float">
            <text:p>0,6769388685</text:p>
          </table:table-cell>
          <table:table-cell office:value-type="float" office:value="6.064961133" calcext:value-type="float">
            <text:p>6,064961133</text:p>
          </table:table-cell>
          <table:table-cell office:value-type="float" office:value="18074.5" calcext:value-type="float">
            <text:p>18074,5</text:p>
          </table:table-cell>
          <table:table-cell table:style-name="ce20" office:value-type="float" office:value="542235" calcext:value-type="float">
            <text:p>542235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table:style-name="ce3" office:value-type="string" calcext:value-type="string">
            <text:p>Brondehach</text:p>
          </table:table-cell>
          <table:table-cell table:style-name="ce7" office:value-type="float" office:value="4108.6345549644" calcext:value-type="float">
            <text:p>4108,6345549644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291.8" calcext:value-type="float">
            <text:p>2291,8</text:p>
          </table:table-cell>
          <table:table-cell table:style-name="ce12" office:value-type="float" office:value="42" calcext:value-type="float">
            <text:p>42</text:p>
          </table:table-cell>
          <table:table-cell office:value-type="float" office:value="1816.83455496444" calcext:value-type="float">
            <text:p>1816,8345549644</text:p>
          </table:table-cell>
          <table:table-cell office:value-type="float" office:value="0.5578008872" calcext:value-type="float">
            <text:p>0,5578008872</text:p>
          </table:table-cell>
          <table:table-cell office:value-type="float" office:value="18.761970333" calcext:value-type="float">
            <text:p>18,761970333</text:p>
          </table:table-cell>
          <table:table-cell office:value-type="float" office:value="5548.3" calcext:value-type="float">
            <text:p>5548,3</text:p>
          </table:table-cell>
          <table:table-cell table:style-name="ce20" office:value-type="float" office:value="233028.6" calcext:value-type="float">
            <text:p>233028,6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Alpine-1</text:p>
          </table:table-cell>
          <table:table-cell table:style-name="ce8" office:value-type="string" calcext:value-type="string">
            <text:p>7121.6361787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60.825501" calcext:value-type="float">
            <text:p>1260,825501</text:p>
          </table:table-cell>
          <table:table-cell table:style-name="ce13" office:value-type="float" office:value="69" calcext:value-type="float">
            <text:p>69</text:p>
          </table:table-cell>
          <table:table-cell table:style-name="ce16" office:value-type="float" office:value="5860.81067778" calcext:value-type="float">
            <text:p>5860,81067778</text:p>
          </table:table-cell>
          <table:table-cell table:style-name="ce16" office:value-type="float" office:value="0.177041549" calcext:value-type="float">
            <text:p>0,177041549</text:p>
          </table:table-cell>
          <table:table-cell table:style-name="ce16" office:value-type="float" office:value="33.953488372" calcext:value-type="float">
            <text:p>33,953488372</text:p>
          </table:table-cell>
          <table:table-cell table:style-name="ce16" office:value-type="float" office:value="9890" calcext:value-type="float">
            <text:p>9890</text:p>
          </table:table-cell>
          <table:table-cell table:style-name="ce21" office:value-type="float" office:value="682410" calcext:value-type="float">
            <text:p>682410</text:p>
          </table:table-cell>
          <table:table-cell table:style-name="ce8" office:value-type="float" office:value="31" calcext:value-type="float">
            <text:p>31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Pistas:</text:p>
          </table:table-cell>
          <table:table-cell table:style-name="ce5" office:value-type="string" calcext:value-type="string">
            <text:p>Comprimento (m)</text:p>
          </table:table-cell>
          <table:table-cell table:style-name="ce9" office:value-type="string" calcext:value-type="string">
            <text:p>Nº de retas</text:p>
          </table:table-cell>
          <table:table-cell table:style-name="ce5" office:value-type="string" calcext:value-type="string">
            <text:p>Comprimento de Retas (m)</text:p>
          </table:table-cell>
          <table:table-cell table:style-name="ce10" office:value-type="string" calcext:value-type="string">
            <text:p>Nº de curvas</text:p>
          </table:table-cell>
          <table:table-cell table:style-name="ce14" office:value-type="string" calcext:value-type="string">
            <text:p>Comprimento de Curvas (m)</text:p>
          </table:table-cell>
          <table:table-cell table:style-name="ce17" office:value-type="string" calcext:value-type="string">
            <text:p>Métrica 1 (% de retas)</text:p>
          </table:table-cell>
          <table:table-cell table:style-name="ce17" office:value-type="string" calcext:value-type="string">
            <text:p>Métrica 2 (Ref. artigo)</text:p>
          </table:table-cell>
          <table:table-cell table:style-name="ce17" office:value-type="string" calcext:value-type="string">
            <text:p>Métrica 3 (Som. Inv Raios)</text:p>
          </table:table-cell>
          <table:table-cell table:style-name="ce18" office:value-type="string" calcext:value-type="string">
            <text:p>Métrica 4 (S. Inv Rd * total pista)</text:p>
          </table:table-cell>
          <table:table-cell table:style-name="ce22" office:value-type="string" calcext:value-type="string">
            <text:p>Métrica 5 (Curvas Seguida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ring</text:p>
          </table:table-cell>
          <table:table-cell office:value-type="float" office:value="23425.364" calcext:value-type="float">
            <text:p>23425,364</text:p>
          </table:table-cell>
          <table:table-cell office:value-type="float" office:value="52" calcext:value-type="float">
            <text:p>52</text:p>
          </table:table-cell>
          <table:table-cell office:value-type="float" office:value="5026.5549" calcext:value-type="float">
            <text:p>5026,5549</text:p>
          </table:table-cell>
          <table:table-cell office:value-type="float" office:value="175" calcext:value-type="float">
            <text:p>175</text:p>
          </table:table-cell>
          <table:table-cell office:value-type="float" office:value="18398.8091" calcext:value-type="float">
            <text:p>18398,8091</text:p>
          </table:table-cell>
          <table:table-cell office:value-type="float" office:value="0.21457745" calcext:value-type="float">
            <text:p>0,21457745</text:p>
          </table:table-cell>
          <table:table-cell office:value-type="float" office:value="32.89670775" calcext:value-type="float">
            <text:p>32,89670775</text:p>
          </table:table-cell>
          <table:table-cell office:value-type="float" office:value="32045" calcext:value-type="float">
            <text:p>32045</text:p>
          </table:table-cell>
          <table:table-cell office:value-type="float" office:value="5607875" calcext:value-type="float">
            <text:p>560787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heel-2</text:p>
          </table:table-cell>
          <table:table-cell office:value-type="float" office:value="6522.561455" calcext:value-type="float">
            <text:p>6522,561455</text:p>
          </table:table-cell>
          <table:table-cell office:value-type="float" office:value="19" calcext:value-type="float">
            <text:p>19</text:p>
          </table:table-cell>
          <table:table-cell office:value-type="float" office:value="2397.2" calcext:value-type="float">
            <text:p>2397,2</text:p>
          </table:table-cell>
          <table:table-cell office:value-type="float" office:value="40" calcext:value-type="float">
            <text:p>40</text:p>
          </table:table-cell>
          <table:table-cell office:value-type="float" office:value="4125.361455" calcext:value-type="float">
            <text:p>4125,361455</text:p>
          </table:table-cell>
          <table:table-cell office:value-type="float" office:value="0.36752" calcext:value-type="float">
            <text:p>0,36752</text:p>
          </table:table-cell>
          <table:table-cell office:value-type="float" office:value="22.77129094" calcext:value-type="float">
            <text:p>22,77129094</text:p>
          </table:table-cell>
          <table:table-cell office:value-type="float" office:value="10380" calcext:value-type="float">
            <text:p>10380</text:p>
          </table:table-cell>
          <table:table-cell office:value-type="float" office:value="415200" calcext:value-type="float">
            <text:p>4152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lborg</text:p>
          </table:table-cell>
          <table:table-cell office:value-type="float" office:value="2587.544" calcext:value-type="float">
            <text:p>2587,544</text:p>
          </table:table-cell>
          <table:table-cell office:value-type="float" office:value="23" calcext:value-type="float">
            <text:p>23</text:p>
          </table:table-cell>
          <table:table-cell office:value-type="float" office:value="1250.01475" calcext:value-type="float">
            <text:p>1250,014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37.5293</text:p>
          </table:table-cell>
          <table:table-cell office:value-type="float" office:value="0.483089" calcext:value-type="float">
            <text:p>0,483089</text:p>
          </table:table-cell>
          <table:table-cell office:value-type="float" office:value="33.08427" calcext:value-type="float">
            <text:p>33,08427</text:p>
          </table:table-cell>
          <table:table-cell office:value-type="float" office:value="2316.3501" calcext:value-type="float">
            <text:p>2316,3501</text:p>
          </table:table-cell>
          <table:table-cell office:value-type="float" office:value="57908.82524" calcext:value-type="float">
            <text:p>57908,825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ine-2</text:p>
          </table:table-cell>
          <table:table-cell office:value-type="float" office:value="3773.5807" calcext:value-type="float">
            <text:p>3773,5807</text:p>
          </table:table-cell>
          <table:table-cell office:value-type="float" office:value="20" calcext:value-type="float">
            <text:p>20</text:p>
          </table:table-cell>
          <table:table-cell office:value-type="float" office:value="2206.8" calcext:value-type="float">
            <text:p>2206,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66.7807</text:p>
          </table:table-cell>
          <table:table-cell office:value-type="string" calcext:value-type="string">
            <text:p>0;5848026</text:p>
          </table:table-cell>
          <table:table-cell office:value-type="float" office:value="78.6421" calcext:value-type="float">
            <text:p>78,6421</text:p>
          </table:table-cell>
          <table:table-cell office:value-type="float" office:value="1141.5" calcext:value-type="float">
            <text:p>1141,5</text:p>
          </table:table-cell>
          <table:table-cell office:value-type="float" office:value="20547" calcext:value-type="float">
            <text:p>20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rt-3</text:p>
          </table:table-cell>
          <table:table-cell office:value-type="float" office:value="2478.1649" calcext:value-type="float">
            <text:p>2478,1649</text:p>
          </table:table-cell>
          <table:table-cell office:value-type="float" office:value="20" calcext:value-type="float">
            <text:p>20</text:p>
          </table:table-cell>
          <table:table-cell office:value-type="float" office:value="1115.42" calcext:value-type="float">
            <text:p>1115,42</text:p>
          </table:table-cell>
          <table:table-cell office:value-type="float" office:value="18" calcext:value-type="float">
            <text:p>18</text:p>
          </table:table-cell>
          <table:table-cell office:value-type="float" office:value="1362.744948" calcext:value-type="float">
            <text:p>1362,744948</text:p>
          </table:table-cell>
          <table:table-cell office:value-type="float" office:value="0.45009918" calcext:value-type="float">
            <text:p>0,45009918</text:p>
          </table:table-cell>
          <table:table-cell office:value-type="float" office:value="29.9913959" calcext:value-type="float">
            <text:p>29,9913959</text:p>
          </table:table-cell>
          <table:table-cell office:value-type="float" office:value="2603.4" calcext:value-type="float">
            <text:p>2603,4</text:p>
          </table:table-cell>
          <table:table-cell office:value-type="float" office:value="46861.2" calcext:value-type="float">
            <text:p>4686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rt-1</text:p>
          </table:table-cell>
          <table:table-cell office:value-type="float" office:value="1072.9317" calcext:value-type="float">
            <text:p>1072,9317</text:p>
          </table:table-cell>
          <table:table-cell office:value-type="float" office:value="13" calcext:value-type="float">
            <text:p>13</text:p>
          </table:table-cell>
          <table:table-cell office:value-type="float" office:value="522.979" calcext:value-type="float">
            <text:p>522,979</text:p>
          </table:table-cell>
          <table:table-cell office:value-type="float" office:value="12" calcext:value-type="float">
            <text:p>12</text:p>
          </table:table-cell>
          <table:table-cell office:value-type="float" office:value="549.95278" calcext:value-type="float">
            <text:p>549,95278</text:p>
          </table:table-cell>
          <table:table-cell office:value-type="float" office:value="0.48743" calcext:value-type="float">
            <text:p>0,48743</text:p>
          </table:table-cell>
          <table:table-cell office:value-type="float" office:value="51.31922" calcext:value-type="float">
            <text:p>51,31922</text:p>
          </table:table-cell>
          <table:table-cell office:value-type="float" office:value="614" calcext:value-type="float">
            <text:p>614</text:p>
          </table:table-cell>
          <table:table-cell office:value-type="float" office:value="7368" calcext:value-type="float">
            <text:p>73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-Speedway</text:p>
          </table:table-cell>
          <table:table-cell office:value-type="float" office:value="4103.83267" calcext:value-type="float">
            <text:p>4103,83267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12" calcext:value-type="float">
            <text:p>12</text:p>
          </table:table-cell>
          <table:table-cell office:value-type="float" office:value="2303.83267" calcext:value-type="float">
            <text:p>2303,83267</text:p>
          </table:table-cell>
          <table:table-cell office:value-type="float" office:value="0.438614375" calcext:value-type="float">
            <text:p>0,438614375</text:p>
          </table:table-cell>
          <table:table-cell office:value-type="float" office:value="30" calcext:value-type="float">
            <text:p>30</text:p>
          </table:table-cell>
          <table:table-cell office:value-type="float" office:value="4400" calcext:value-type="float">
            <text:p>4400</text:p>
          </table:table-cell>
          <table:table-cell office:value-type="float" office:value="52800" calcext:value-type="float">
            <text:p>5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malonges</text:p>
          </table:table-cell>
          <table:table-cell office:value-type="float" office:value="5798.53884" calcext:value-type="float">
            <text:p>5798,53884</text:p>
          </table:table-cell>
          <table:table-cell office:value-type="float" office:value="2" calcext:value-type="float">
            <text:p>2</text:p>
          </table:table-cell>
          <table:table-cell office:value-type="float" office:value="153.311" calcext:value-type="float">
            <text:p>153,311</text:p>
          </table:table-cell>
          <table:table-cell office:value-type="float" office:value="11" calcext:value-type="float">
            <text:p>11</text:p>
          </table:table-cell>
          <table:table-cell office:value-type="float" office:value="5645.2283" calcext:value-type="float">
            <text:p>5645,2283</text:p>
          </table:table-cell>
          <table:table-cell office:value-type="float" office:value="0.0264395" calcext:value-type="float">
            <text:p>0,0264395</text:p>
          </table:table-cell>
          <table:table-cell office:value-type="float" office:value="116.4268043" calcext:value-type="float">
            <text:p>116,4268043</text:p>
          </table:table-cell>
          <table:table-cell office:value-type="float" office:value="2778.1234" calcext:value-type="float">
            <text:p>2778,1234</text:p>
          </table:table-cell>
          <table:table-cell office:value-type="float" office:value="30559.3573" calcext:value-type="float">
            <text:p>30559,35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-Speedway</text:p>
          </table:table-cell>
          <table:table-cell office:value-type="float" office:value="2977.591" calcext:value-type="float">
            <text:p>2977,59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377591" calcext:value-type="float">
            <text:p>2377591</text:p>
          </table:table-cell>
          <table:table-cell office:value-type="float" office:value="0.2015" calcext:value-type="float">
            <text:p>0,2015</text:p>
          </table:table-cell>
          <table:table-cell office:value-type="float" office:value="56.1103" calcext:value-type="float">
            <text:p>56,1103</text:p>
          </table:table-cell>
          <table:table-cell office:value-type="float" office:value="2427.82545" calcext:value-type="float">
            <text:p>2427,82545</text:p>
          </table:table-cell>
          <table:table-cell office:value-type="float" office:value="16994.7782" calcext:value-type="float">
            <text:p>16994,7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-Speedway</text:p>
          </table:table-cell>
          <table:table-cell office:value-type="float" office:value="3294.393" calcext:value-type="float">
            <text:p>3294,393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094.393" calcext:value-type="float">
            <text:p>2094,393</text:p>
          </table:table-cell>
          <table:table-cell office:value-type="float" office:value="0.364255" calcext:value-type="float">
            <text:p>0,364255</text:p>
          </table:table-cell>
          <table:table-cell office:value-type="float" office:value="54.54545" calcext:value-type="float">
            <text:p>54,54545</text:p>
          </table:table-cell>
          <table:table-cell office:value-type="float" office:value="2200" calcext:value-type="float">
            <text:p>2200</text:p>
          </table:table-cell>
          <table:table-cell office:value-type="float" office:value="13200" calcext:value-type="float">
            <text:p>132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0:45:34.8908081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2:50:01.193194253</meta:creation-date>
    <dc:date>2016-04-26T11:42:49.467616288</dc:date>
    <meta:editing-duration>PT1H35M30S</meta:editing-duration>
    <meta:editing-cycles>34</meta:editing-cycles>
    <meta:generator>LibreOffice/4.2.8.2$Linux_X86_64 LibreOffice_project/420m0$Build-2</meta:generator>
    <meta:document-statistic meta:table-count="1" meta:cell-count="176" meta:object-count="0"/>
  </office:meta>
</office:document-meta>
</file>